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4">
      <style:text-properties officeooo:paragraph-rsid="00169b04"/>
    </style:style>
    <style:style style:name="P2" style:family="paragraph" style:parent-style-name="Horizontal_20_Line">
      <style:text-properties officeooo:paragraph-rsid="00169b04"/>
    </style:style>
    <style:style style:name="P3" style:family="paragraph" style:parent-style-name="Sender">
      <style:text-properties officeooo:paragraph-rsid="00169b04"/>
    </style:style>
    <style:style style:name="P4" style:family="paragraph" style:parent-style-name="Heading_20_3">
      <style:text-properties officeooo:paragraph-rsid="00169b04"/>
    </style:style>
    <style:style style:name="P5" style:family="paragraph" style:parent-style-name="Heading_20_1" style:master-page-name="HTML">
      <style:paragraph-properties style:page-number="auto"/>
      <style:text-properties officeooo:paragraph-rsid="00169b04"/>
    </style:style>
    <style:style style:name="P6" style:family="paragraph" style:parent-style-name="Text_20_body" style:list-style-name="L6">
      <style:text-properties officeooo:paragraph-rsid="00169b04"/>
    </style:style>
    <style:style style:name="P7" style:family="paragraph" style:parent-style-name="Text_20_body" style:list-style-name="L13">
      <style:text-properties officeooo:paragraph-rsid="00169b04"/>
    </style:style>
    <style:style style:name="P8" style:family="paragraph" style:parent-style-name="Text_20_body" style:list-style-name="L14">
      <style:text-properties officeooo:paragraph-rsid="00169b04"/>
    </style:style>
    <style:style style:name="P9" style:family="paragraph" style:parent-style-name="Text_20_body" style:list-style-name="L15">
      <style:text-properties officeooo:paragraph-rsid="00169b04"/>
    </style:style>
    <style:style style:name="P10" style:family="paragraph" style:parent-style-name="Text_20_body" style:list-style-name="L16">
      <style:text-properties officeooo:paragraph-rsid="00169b04"/>
    </style:style>
    <style:style style:name="P11" style:family="paragraph" style:parent-style-name="Text_20_body" style:list-style-name="L17">
      <style:text-properties officeooo:paragraph-rsid="00169b04"/>
    </style:style>
    <style:style style:name="P12" style:family="paragraph" style:parent-style-name="Text_20_body" style:list-style-name="L18">
      <style:text-properties officeooo:paragraph-rsid="00169b04"/>
    </style:style>
    <style:style style:name="P13" style:family="paragraph" style:parent-style-name="Text_20_body">
      <style:text-properties officeooo:paragraph-rsid="00169b04"/>
    </style:style>
    <style:style style:name="P14" style:family="paragraph" style:parent-style-name="Text_20_body" style:list-style-name="L6">
      <style:paragraph-properties fo:margin-top="0in" fo:margin-bottom="0in" loext:contextual-spacing="false"/>
      <style:text-properties officeooo:paragraph-rsid="00169b04"/>
    </style:style>
    <style:style style:name="P15" style:family="paragraph" style:parent-style-name="Text_20_body" style:list-style-name="L13">
      <style:paragraph-properties fo:margin-top="0in" fo:margin-bottom="0in" loext:contextual-spacing="false"/>
      <style:text-properties officeooo:paragraph-rsid="00169b04"/>
    </style:style>
    <style:style style:name="P16" style:family="paragraph" style:parent-style-name="Text_20_body" style:list-style-name="L14">
      <style:paragraph-properties fo:margin-top="0in" fo:margin-bottom="0in" loext:contextual-spacing="false"/>
      <style:text-properties officeooo:paragraph-rsid="00169b04"/>
    </style:style>
    <style:style style:name="P17" style:family="paragraph" style:parent-style-name="Text_20_body" style:list-style-name="L15">
      <style:paragraph-properties fo:margin-top="0in" fo:margin-bottom="0in" loext:contextual-spacing="false"/>
      <style:text-properties officeooo:paragraph-rsid="00169b04"/>
    </style:style>
    <style:style style:name="P18" style:family="paragraph" style:parent-style-name="Text_20_body" style:list-style-name="L16">
      <style:paragraph-properties fo:margin-top="0in" fo:margin-bottom="0in" loext:contextual-spacing="false"/>
      <style:text-properties officeooo:paragraph-rsid="00169b04"/>
    </style:style>
    <style:style style:name="P19" style:family="paragraph" style:parent-style-name="Text_20_body" style:list-style-name="L17">
      <style:paragraph-properties fo:margin-top="0in" fo:margin-bottom="0in" loext:contextual-spacing="false"/>
      <style:text-properties officeooo:paragraph-rsid="00169b04"/>
    </style:style>
    <style:style style:name="T1" style:family="text">
      <style:text-properties fo:font-style="italic"/>
    </style:style>
    <style:style style:name="T2" style:family="text">
      <style:text-properties fo:font-weight="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ffice:annotation><dc:date>2018-10-11T11:21:43.340498556</dc:date><text:list text:style-name=""><text:list-item><text:p>saved from url=(0047)http://java.sun.com/people/edburns/edburns.html</text:p></text:list-item></text:list></office:annotation><office:annotation><dc:date>2018-10-11T11:21:43.359862047</dc:date><text:list text:continue-numbering="true" text:style-name=""><text:list-item><text:p>SGI_COMMENT COSMOCREATE</text:p></text:list-item></text:list></office:annotation><office:annotation><dc:date>2018-10-11T11:21:43.359887174</dc:date><text:list text:continue-numbering="true" text:style-name=""><text:list-item><text:p>SGI_COMMENT VERSION NUMBER="1.0.1a1"</text:p></text:list-item></text:list></office:annotation><text:script>  (function(i,s,o,g,r,a,m){i['GoogleAnalyticsObject']=r;i[r]=i[r]||function(){
  (i[r].q=i[r].q||[]).push(arguments)},i[r].l=1*new Date();a=s.createElement(o),
  m=s.getElementsByTagName(o)[0];a.async=1;a.src=g;m.parentNode.insertBefore(a,m)
  })(window,document,'script','https://www.google-analytics.com/analytics.js','ga');

  ga('create', 'UA-92196982-1', 'auto');
  ga('send', 'pageview');
</text:script>Edward J. Burns</text:h>
      <text:p text:style-name="P3"><text:a xlink:type="simple" xlink:href="mailto:edburns@acm.org" text:style-name="Internet_20_link" text:visited-style-name="Visited_20_Internet_20_Link">edburns@acm.org</text:a> <text:line-break/>URL: &lt;<text:a xlink:type="simple" xlink:href="http://purl.oclc.org/NET/edburns/resume" text:style-name="Internet_20_link" text:visited-style-name="Visited_20_Internet_20_Link">http://purl.oclc.org/NET/edburns/resume</text:a>&gt; <text:a xlink:type="simple" xlink:href="../edburns.pdf" text:style-name="Internet_20_link" text:visited-style-name="Visited_20_Internet_20_Link">PDF</text:a>, <text:a xlink:type="simple" xlink:href="../edburns.doc" text:style-name="Internet_20_link" text:visited-style-name="Visited_20_Internet_20_Link">MSWord</text:a>, <text:a xlink:type="simple" xlink:href="../edburns.sxw" text:style-name="Internet_20_link" text:visited-style-name="Visited_20_Internet_20_Link">Star Office</text:a> and <text:a xlink:type="simple" xlink:href="../edburns.txt" text:style-name="Internet_20_link" text:visited-style-name="Visited_20_Internet_20_Link">ASCII</text:a> format available</text:p>
      <text:p text:style-name="P3"><text:a xlink:type="simple" xlink:href="../address.html" text:style-name="Internet_20_link" text:visited-style-name="Visited_20_Internet_20_Link">Address information</text:a></text:p>
      <text:p text:style-name="P2"/>
      <text:h text:style-name="P4" text:outline-level="3"><text:span text:style-name="Strong_20_Emphasis">OBJECTIVE</text:span></text:h>
      <text:p text:style-name="P13">Put my experience and education to work in a creatively challenging organization dedicated to producing world-class software through efficient application of software engineering practices.</text:p>
      <text:h text:style-name="P4" text:outline-level="3"><text:span text:style-name="Strong_20_Emphasis">EXPERIENCE</text:span></text:h>
      <text:p text:style-name="P13">I have developed my career with proven distinctions in three related core competencies: <text:a xlink:type="simple" xlink:href="#developer" text:style-name="Internet_20_link" text:visited-style-name="Visited_20_Internet_20_Link">software development</text:a>, <text:a xlink:type="simple" xlink:href="#tech-writer" text:style-name="Internet_20_link" text:visited-style-name="Visited_20_Internet_20_Link">technical writer</text:a>, and <text:a xlink:type="simple" xlink:href="#devrel" text:style-name="Internet_20_link" text:visited-style-name="Visited_20_Internet_20_Link">training/developer relations</text:a>.</text:p>
      <text:h text:style-name="P1" text:outline-level="4"><text:bookmark text:name="developer"/>Software Development</text:h>
      <text:p text:style-name="P13">Oracle America, Inc.</text:p>
      <text:list xml:id="list1643079859557442338" text:style-name="L6">
        <text:list-header>
          <text:p text:style-name="P6">2017-06 — present, <text:span text:style-name="T1">Consulting Member of the Technical Staff</text:span>, Santa Clara, CA </text:p>
          <text:p text:style-name="P6">Cloud Collections State Service</text:p>
          <text:list>
            <text:list-item>
              <text:p text:style-name="P14">Team member working on upcoming addition to Oracle's public cloud: tentatively called Cloud Collections State Service. This technology brings the power of Oracle Coherence to the Oracle public cloud. Cloud Collections is delivered as Kubernetes-orchestrated Docker containers and has gRPC enabled language bindings for Go, Java, JavaScript, Python and Swift. </text:p>
            </text:list-item>
            <text:list-item>
              <text:p text:style-name="P6">On the Cloud Collections team, I work in development on the Java, JavaScript, and Go clients and also as a technical writer. </text:p>
            </text:list-item>
          </text:list>
          <text:p text:style-name="P6">2016-07 — 2017-05, <text:span text:style-name="T1">Consulting Member of the Technical Staff</text:span>, Santa Clara, CA </text:p>
          <text:p text:style-name="P6">Etcd on Oracle Coherence</text:p>
          <text:list text:continue-numbering="true">
            <text:list-item>
              <text:p text:style-name="P6">I worked on a project to build an Etcd implementation on top of Oracle Coherence, a high performance distributed key/value store. </text:p>
            </text:list-item>
          </text:list>
          <text:p text:style-name="P6">Jakarta EE</text:p>
          <text:list text:continue-numbering="true">
            <text:list-item>
              <text:p text:style-name="P14">Help to transition JavaServer Faces (JSF) to the Eclipse Foundation for continued evolution by the community. </text:p>
            </text:list-item>
            <text:list-item>
              <text:p text:style-name="P6">Mentor Beijing team responsible for continued maintenance of Oracle's JSF implementation before and after transition to Eclipse. </text:p>
            </text:list-item>
          </text:list>
          <text:p text:style-name="P6">2015-09 — 2016-06, <text:span text:style-name="T1">Consulting Member of the Technical Staff</text:span>, Santa Clara, CA </text:p>
          <text:p text:style-name="P6">Microservices Development Project</text:p>
          <text:list text:continue-numbering="true">
            <text:list-item>
              <text:p text:style-name="P6">At the dawn of the microservices boom, I worked on a project to create a successor to Java EE for the microservices world. This service would be Java powered, Docker based, and cloud <text:soft-page-break/>ready. It was built on Apache Mesos/Marathon and featured support for many microservices best practices, including: blue-green deployments, canary testing, circuit breakers, service regiestires, and API discovery. </text:p>
            </text:list-item>
          </text:list>
          <text:p text:style-name="P6">2013-06 — 2015-08, <text:span text:style-name="T1">Consulting Member of the Technical Staff</text:span>, Santa Clara, CA </text:p>
          <text:p text:style-name="P6">Java EE 8</text:p>
          <text:list text:continue-numbering="true">
            <text:list-item>
              <text:p text:style-name="P14">Co-Specification Lead for <text:a xlink:type="simple" xlink:href="https://jcp.org/en/jsr/detail?id=369" text:style-name="Internet_20_link" text:visited-style-name="Visited_20_Internet_20_Link">Java Servlet 4.0</text:a> </text:p>
            </text:list-item>
            <text:list-item>
              <text:p text:style-name="P6">Co-Specification Lead for <text:a xlink:type="simple" xlink:href="https://jcp.org/en/jsr/detail?id=372" text:style-name="Internet_20_link" text:visited-style-name="Visited_20_Internet_20_Link">JSF 2.3</text:a> </text:p>
            </text:list-item>
          </text:list>
          <text:p text:style-name="P6">2010-08 — 2013-05, <text:span text:style-name="T1">Consulting Member of the Technical Staff</text:span>, Santa Clara, CA </text:p>
          <text:p text:style-name="P6">Java EE 7</text:p>
          <text:list text:continue-numbering="true">
            <text:list-item>
              <text:p text:style-name="P6">Co-Specification Lead for <text:a xlink:type="simple" xlink:href="https://jcp.org/en/jsr/detail?id=344" text:style-name="Internet_20_link" text:visited-style-name="Visited_20_Internet_20_Link">JSF 2.2</text:a> </text:p>
            </text:list-item>
          </text:list>
        </text:list-header>
      </text:list>
      <text:p text:style-name="P13">Sun Microsystems, Inc.</text:p>
      <text:list xml:id="list6172265026130167649" text:style-name="L13">
        <text:list-header>
          <text:p text:style-name="P7">2002-10 — 2010-07, <text:span text:style-name="T1">Senior Staff Engineer</text:span>, Santa Clara, CA </text:p>
          <text:p text:style-name="P7">Java EE 6</text:p>
          <text:list>
            <text:list-item>
              <text:p text:style-name="P15">Specification lead for <text:a xlink:type="simple" xlink:href="https://jcp.org/en/jsr/detail?id=314" text:style-name="Internet_20_link" text:visited-style-name="Visited_20_Internet_20_Link">JSF 2.0</text:a>. </text:p>
            </text:list-item>
            <text:list-item>
              <text:p text:style-name="P15">Was instrumental in promoting JSF by writing books, teaching classes and giving frequent conference presentations. </text:p>
            </text:list-item>
            <text:list-item>
              <text:p text:style-name="P15">Help lead a team of industry experts from leading companies such as IBM, BEA, Sun, and Oracle in developing the specification for <text:a xlink:type="simple" xlink:href="http://www.jcp.org/jsr/detail/252.jsp" text:style-name="Internet_20_link" text:visited-style-name="Visited_20_Internet_20_Link">JSF</text:a>. </text:p>
            </text:list-item>
            <text:list-item>
              <text:p text:style-name="P7">Pioneered and patented techniques for using JSF and AJAX together (<text:a xlink:type="simple" xlink:href="https://patents.google.com/patent/US8533291" text:style-name="Internet_20_link" text:visited-style-name="Visited_20_Internet_20_Link">US 8,533,291 B1</text:a>, <text:a xlink:type="simple" xlink:href="https://patents.google.com/patent/US7788341B1" text:style-name="Internet_20_link" text:visited-style-name="Visited_20_Internet_20_Link">US 7,788,341 B1</text:a>). </text:p>
            </text:list-item>
          </text:list>
          <text:p text:style-name="P7">2001-09 — 2002-09, <text:span text:style-name="T1">Staff Engineer</text:span>, Santa Clara, CA </text:p>
          <text:list text:continue-numbering="true">
            <text:list-item>
              <text:p text:style-name="P7">Team leader for <text:a xlink:type="simple" xlink:href="https://www.oracle.com/technetwork/java/javaee/javaserverfaces-139869.html" text:style-name="Internet_20_link" text:visited-style-name="Visited_20_Internet_20_Link">JSF web application framework</text:a> since early days of project. Leveraged extreme programming concepts to lead a three person team in tackling an ambitious, highly visible, project on an aggressive schedule. </text:p>
            </text:list-item>
          </text:list>
          <text:p text:style-name="P7">1997-01 — 2001-08, <text:span text:style-name="T1">Staff Engineer</text:span>, Santa Clara, CA</text:p>
          <text:list text:continue-numbering="true">
            <text:list-item>
              <text:p text:style-name="P15">Lead engineer for <text:a xlink:type="simple" xlink:href="http://www.mozilla.org/oji/" text:style-name="Internet_20_link" text:visited-style-name="Visited_20_Internet_20_Link">Java integration</text:a> in the Netscape 6 web browser. Netscape 6 is several million lines of <text:a xlink:type="simple" xlink:href="http://www.mozilla.org/hacking/" text:style-name="Internet_20_link" text:visited-style-name="Visited_20_Internet_20_Link">open source code</text:a>. Deep knowledge of C++, Win32 internals, XPCOM, GNU/Linux, JNI, and Java. </text:p>
            </text:list-item>
            <text:list-item>
              <text:p text:style-name="P15">Designed and implemented an open source <text:a xlink:type="simple" xlink:href="http://www.mozilla.org/projects/blackwood/webclient/" text:style-name="Internet_20_link" text:visited-style-name="Visited_20_Internet_20_Link">Java API to web browsing functionality</text:a>. The API has implementations rooted in Netscape 6, ICE, and Internet Explorer. Several customers are using the webclient API in their custom products. The API also ships standard with Netscape 6.01 for Solaris. </text:p>
            </text:list-item>
            <text:list-item>
              <text:p text:style-name="P15">Was instrumental in conceiving and implementing a grass-roots CASE tool to gather software requirements. Utilized XML, XSL and servlet technologies to provide a web front end. </text:p>
            </text:list-item>
            <text:list-item>
              <text:p text:style-name="P7">Lead engineer for front end of 100% Pure Java multi-dimensional spreadsheet application. </text:p>
            </text:list-item>
          </text:list>
        </text:list-header>
      </text:list>
      <text:p text:style-name="P13">Silicon Graphics: 1995-06 — 1997-01, <text:span text:style-name="T1">Core Engineer for Web Authoring Tool</text:span>, Mountain View, CA </text:p>
      <text:list xml:id="list5070525479232456962" text:style-name="L14">
        <text:list-item>
          <text:list>
            <text:list-item>
              <text:p text:style-name="P16">Collaborated on a self-started two person team to design, implement and maintain a C++ web <text:soft-page-break/>transport library. Drove the library from inception through two major releases. This library provides the foundation for SGI's web applications and ships on every SGI computer since IRIX 6.2. </text:p>
            </text:list-item>
            <text:list-item>
              <text:p text:style-name="P8">Integrated the web transport library into <text:a xlink:type="simple" xlink:href="http://www.sgi.com/software/cosmo/create.html" text:style-name="Internet_20_link" text:visited-style-name="Visited_20_Internet_20_Link">CosmoCreate</text:a> to enable viewing and authoring pages over the web. This provided experience in extending legacy code well past initial requirements. </text:p>
            </text:list-item>
          </text:list>
        </text:list-item>
      </text:list>
      <text:p text:style-name="P13">National Center for Supercomputing Applications: 1994-08 — 1995-06, <text:span text:style-name="T1">Developer for Mosaic for X</text:span>, Champaign, IL </text:p>
      <text:list xml:id="list7054489911754037464" text:style-name="L15">
        <text:list-item>
          <text:list>
            <text:list-item>
              <text:p text:style-name="P17">Implemented enabling features for browsing and posting to the Common Client Interface (<text:a xlink:type="simple" xlink:href="http://www.ncsa.uiuc.edu/SDG/Software/XMosaic/CCI/cci-spec.html" text:style-name="Internet_20_link" text:visited-style-name="Visited_20_Internet_20_Link">CCI</text:a>) library. Added <text:a xlink:type="simple" xlink:href="http://www.ncsa.uiuc.edu/SDG/Software/XMosaic/CCI/cci-perl.html" text:style-name="Internet_20_link" text:visited-style-name="Visited_20_Internet_20_Link">Perl interface to CCI</text:a>, enabling perl programs to become web active. </text:p>
            </text:list-item>
            <text:list-item>
              <text:p text:style-name="P9">Conceived and implemented <text:a xlink:type="simple" xlink:href="http://archive.ncsa.uiuc.edu/SDG/Software/XMosaic/CCI/webcast.html" text:style-name="Internet_20_link" text:visited-style-name="Visited_20_Internet_20_Link">WebCast</text:a>, a collaborative muticast (MBONE) program that enables sharing of web pages between Mosaic's all over the world using the CCI and the reliable Multicast Protocol (RMP) library. </text:p>
            </text:list-item>
          </text:list>
        </text:list-item>
      </text:list>
      <text:p text:style-name="P13">International Business Machines: 1992-01 — 1994-05, <text:span text:style-name="T1">Networking Systems division</text:span>, Research Triangle Park, NC </text:p>
      <text:list xml:id="list1028480451008698731" text:style-name="L16">
        <text:list-item>
          <text:list>
            <text:list-item>
              <text:p text:style-name="P18">Contributed to <text:a xlink:type="simple" xlink:href="https://www.edn.com/electronics-news/4340010/Alcatel-Subsidiary-To-Acquire-IBM-s-CallPath-Technology" text:style-name="Internet_20_link" text:visited-style-name="Visited_20_Internet_20_Link">CallPath</text:a> Server digital telephony software for AIX and OS/2. </text:p>
            </text:list-item>
            <text:list-item>
              <text:p text:style-name="P10">Designed and implemented OS/2 based CASE system for automated System Testing. </text:p>
            </text:list-item>
          </text:list>
        </text:list-item>
      </text:list>
      <text:h text:style-name="P1" text:outline-level="4" text:is-list-header="true"><text:bookmark text:name="tech-writer"/>Technical Writer</text:h>
      <text:p text:style-name="P13">Published Books with McGraw-Hill Professional</text:p>
      <text:list xml:id="list2913063649568103047" text:style-name="L17">
        <text:list-item>
          <text:p text:style-name="P19"><text:a xlink:type="simple" xlink:href="https://www.mhprofessional.com/9780071804288-usa-hudson-continuous-integration-in-practice-group" text:style-name="Internet_20_link" text:visited-style-name="Visited_20_Internet_20_Link">Hudson Continuous Integration in Practice</text:a>. Published: September 4th 2013 ISBN: 9780071804288 <text:line-break/>My most recent book is a practical guide to implementing continuous integration using Hudson, one of the pioneering tools in the field. </text:p>
        </text:list-item>
        <text:list-item>
          <text:p text:style-name="P19"><text:a xlink:type="simple" xlink:href="https://www.mhprofessional.com/9780071625098-usa-javaserver-faces-20-the-complete-reference-group" text:style-name="Internet_20_link" text:visited-style-name="Visited_20_Internet_20_Link">JavaServer Faces 2.0, The Complete Reference</text:a>. Published: November 2nd 2009 ISBN: 9780071625104 <text:line-break/>JSF 2.0 was a blockbuster release and introduced a large number of new and powerful features. This book was much more than an update of the first edition. More than two thirds of the content was brand new, documenting all of the new features. </text:p>
        </text:list-item>
        <text:list-item>
          <text:p text:style-name="P19"><text:a xlink:type="simple" xlink:href="https://www.mhprofessional.com/9780071490832-usa-secrets-of-the-rock-star-programmers-riding-the-it-crest" text:style-name="Internet_20_link" text:visited-style-name="Visited_20_Internet_20_Link">Secrets of the Rock Star Programmers: Riding the IT Crest</text:a>. Published: February 21st 2008 ISBN: 9780071490832 <text:line-break/>This book is a collection of incisive interviews I conducted with some of the top practicing programmers of the day. I tried to discover and share the secrets of their professional success in technical, business, career, and personal domains. I continue to evolve this idea as <text:a xlink:type="simple" xlink:href="../devrel.html" text:style-name="Internet_20_link" text:visited-style-name="Visited_20_Internet_20_Link">a lecture</text:a>, including new interviews with an expanding cadre of contemporary rock star programmers. </text:p>
        </text:list-item>
        <text:list-item>
          <text:p text:style-name="P11"><text:a xlink:type="simple" xlink:href="https://www.mhprofessional.com/9780072262407-usa-javaserver-faces-the-complete-reference-group" text:style-name="Internet_20_link" text:visited-style-name="Visited_20_Internet_20_Link">JavaServer Faces: The Complete Reference</text:a>. Published: August 25th 2006, ISBN: 9780071710480 <text:line-break/>My first book, at over 800 printed pages, is true to its title. It introduces JSF and provides a complete reference to all of its capabilities. </text:p>
        </text:list-item>
      </text:list>
      <text:p text:style-name="P13">Technical Blog</text:p>
      <text:list xml:id="list3484924741812347523" text:style-name="L18">
        <text:list-item>
          <text:p text:style-name="P12"><text:a xlink:type="simple" xlink:href="http://ridingthecrest.com/blog/" text:style-name="Internet_20_link" text:visited-style-name="Visited_20_Internet_20_Link">http://ridingthecrest.com/blog/</text:a> <text:line-break/>Starting in 2004, My blog covers topics of interest to the practicing programmer, mostly in Java, but also with higher level topics such as REST, architecture, and industry analysis. </text:p>
        </text:list-item>
      </text:list>
      <text:h text:style-name="P1" text:outline-level="4" text:is-list-header="true"><text:bookmark text:name="devrel"/><text:soft-page-break/>Trainer and Developer Relations</text:h>
      <text:p text:style-name="P13">I have over thirteen years of extensive international conference speaking and training experience, having developed and delivered a broad range of conference sessions and full day training workshops on a wide array of software topics. I started with sessions and trainings on JSF and J2EE in 2005 and continue in the present day with Docker, Kubernetes, and cloud technologies.</text:p>
      <text:p text:style-name="P13">A complete list of my sessions and training is at &lt;<text:a xlink:type="simple" xlink:href="http://purl.oclc.org/NET/edburns/speaking-engagements/" text:style-name="Internet_20_link" text:visited-style-name="Visited_20_Internet_20_Link">http://purl.oclc.org/NET/edburns/speaking-engagements/</text:a>&gt;</text:p>
      <text:h text:style-name="P4" text:outline-level="3"><text:span text:style-name="Strong_20_Emphasis">EDUCATION</text:span></text:h>
      <text:p text:style-name="P13">University of Illinois at Urbana-Champaign, College of Engineering Co-Op program, Computer Science Curriculum. Bachelor of Science in Computer Science with International minor in Germanic Studies, emphasis on computer music. <text:span text:style-name="T2">Degree Date: Spring 1995</text:span>. GPA: 4.3/5.0 </text:p>
      <text:h text:style-name="P4" text:outline-level="3"><text:span text:style-name="Strong_20_Emphasis">PROGRAMMING LANGUAGES; TOOLS; RELATED COURSES</text:span></text:h>
      <text:p text:style-name="P13">Java, Java EE, HTTP/2, Go, Python, Swift, Kubernetes, Helm, Docker, Etcd, Redis, Ansible, Mesos/Maraton, AJAX, SOA, JNI, C++, C, Perl, UML, XSL, XML, SOAP, J2EE, Struts, CSS, HTML, CGI, Fortify, Git, Mercurial, svn, SQL, JavaScript, NodeJS, JAX/RS, Continuous Integration (Jenkins/GitLab), JSON, swagger/OpenAPI, Objective C, Fortran, Assembly, LISP, Rexx; COM, Emacs, Purify, gdb, dbx, performance analyzers, test driven development; Software Engineering, Operating Systems, Distributed Networks, Sun Certified Java 2 Architect</text:p>
      <text:h text:style-name="P4" text:outline-level="3"><text:span text:style-name="Strong_20_Emphasis">REFERENCES</text:span></text:h>
      <text:p text:style-name="P13"><text:a xlink:type="simple" xlink:href="https://www.crunchbase.com/person/alan-braverman" text:style-name="Internet_20_link" text:visited-style-name="Visited_20_Internet_20_Link">Alan Braverman</text:a></text:p>
      <text:p text:style-name="P13"><text:a xlink:type="simple" xlink:href="https://www.linkedin.com/in/doug-beeferman-671131/" text:style-name="Internet_20_link" text:visited-style-name="Visited_20_Internet_20_Link">Doug Beeferman</text:a></text:p>
      <text:p text:style-name="P13"><text:a xlink:type="simple" xlink:href="https://www.linkedin.com/in/jamesgosling/" text:style-name="Internet_20_link" text:visited-style-name="Visited_20_Internet_20_Link">James Gosling</text:a></text:p>
      <text:p text:style-name="P13"><office:annotation><dc:date>2018-10-11T11:21:43.452978117</dc:date><text:list text:style-name=""><text:list-item><text:p>hhmts start</text:p></text:list-item></text:list></office:annotation>Created: 13 August 1995 Last modified: 11 October 2018<office:annotation><dc:date>2018-10-11T11:21:43.453028048</dc:date><text:list text:continue-numbering="true" text:style-name=""><text:list-item><text:p>hhmts end</text:p></text:list-item></text:list></office:annotation> </text:p>
      <text:p text:style-name="P3">The Resumé of Ed Burns / <text:a xlink:type="simple" xlink:href="mailto:edburns@acm.org" text:style-name="Internet_20_link" text:visited-style-name="Visited_20_Internet_20_Link">edburns@acm.org</text:a> </text:p>
      <text:p text:style-name="P13"><text:script>var gaJsHost = (("https:" == document.location.protocol) ? "https://ssl." : "http://www.");
document.write(unescape("%3Cscript src='" + gaJsHost + "google-analytics.com/ga.js' type='text/javascript'%3E%3C/script%3E"));</text:script><text:script>var pageTracker = _gat._getTracker("UA-3968444-1");
pageTracker._initData();
pageTracker._trackPageview();</text: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b57a" style:writing-mode="lr-tb" draw:fill="solid" draw:fill-color="#ffb57a"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1:23:05.148352934</meta:creation-date>
    <dc:date>2018-10-11T11:23:28.379333402</dc:date>
    <meta:editing-duration>PT26S</meta:editing-duration>
    <meta:editing-cycles>1</meta:editing-cycles>
    <meta:document-statistic meta:table-count="0" meta:image-count="0" meta:object-count="0" meta:page-count="4" meta:paragraph-count="74" meta:word-count="1259" meta:character-count="8419" meta:non-whitespace-character-count="7218"/>
    <meta:generator>LibreOffice/4.4.7.2$MacOSX_X86_64 LibreOffice_project/f3153a8b245191196a4b6b9abd1d0da16eead600</meta:generator>
  </office:meta>
</office:document-meta>
</file>